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44ce" officeooo:paragraph-rsid="000144ce"/>
    </style:style>
    <style:style style:name="P2" style:family="paragraph" style:parent-style-name="Standard">
      <style:text-properties officeooo:rsid="00066da5" officeooo:paragraph-rsid="00066e2d"/>
    </style:style>
    <style:style style:name="P3" style:family="paragraph" style:parent-style-name="Standard">
      <style:text-properties officeooo:rsid="00066da5" officeooo:paragraph-rsid="000144ce"/>
    </style:style>
    <style:style style:name="P4" style:family="paragraph" style:parent-style-name="Standard">
      <style:text-properties fo:font-weight="bold" officeooo:rsid="00066da5" officeooo:paragraph-rsid="00066e2d" style:font-weight-asian="bold" style:font-weight-complex="bold"/>
    </style:style>
    <style:style style:name="P5" style:family="paragraph" style:parent-style-name="Standard">
      <style:text-properties fo:font-weight="bold" officeooo:rsid="00066da5" officeooo:paragraph-rsid="001e23e0" style:font-weight-asian="bold" style:font-weight-complex="bold"/>
    </style:style>
    <style:style style:name="P6" style:family="paragraph" style:parent-style-name="Standard">
      <style:text-properties fo:font-weight="bold" officeooo:rsid="0002ccff" officeooo:paragraph-rsid="00066e2d" style:font-weight-asian="bold" style:font-weight-complex="bold"/>
    </style:style>
    <style:style style:name="P7" style:family="paragraph" style:parent-style-name="Standard">
      <style:text-properties fo:font-weight="bold" officeooo:rsid="001e23e0" officeooo:paragraph-rsid="001e23e0" style:font-weight-asian="bold" style:font-weight-complex="bold"/>
    </style:style>
    <style:style style:name="P8" style:family="paragraph" style:parent-style-name="Standard">
      <style:text-properties fo:font-variant="normal" fo:text-transform="none" style:font-name="Inconsolata" fo:font-size="9pt" fo:letter-spacing="normal" fo:font-style="normal" fo:font-weight="normal" officeooo:rsid="000144ce" officeooo:paragraph-rsid="000144ce"/>
    </style:style>
    <style:style style:name="P9" style:family="paragraph" style:parent-style-name="Standard">
      <style:text-properties fo:font-weight="bold" officeooo:rsid="001e23e0" officeooo:paragraph-rsid="001e23e0" style:font-weight-asian="bold" style:font-weight-complex="bold"/>
    </style:style>
    <style:style style:name="T1" style:family="text">
      <style:text-properties officeooo:rsid="001790be"/>
    </style:style>
    <style:style style:name="T2" style:family="text">
      <style:text-properties officeooo:rsid="001e23e0"/>
    </style:style>
    <style:style style:name="T3" style:family="text">
      <style:text-properties officeooo:rsid="001fb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5"><text:span text:style-name="T1">September</text:span> <text:span text:style-name="T1">08</text:span> 2019 <text:span text:style-name="T2">03:02 Pm</text:span></text:p>
      <text:p text:style-name="P7">Full Stack Project Spring Boot 2.0 ReactJs and Redux</text:p>
      <text:p text:style-name="P7"><text:span text:style-name="T3">2</text:span> – <text:span text:style-name="T3">Spring Backend – basic Crub Operations - Project</text:span></text:p>
      <text:p text:style-name="P7"><text:tab/><text:span text:style-name="T3">Resume</text:span> Video <text:span text:style-name="T3">4 at 7 mins.</text:span></text:p>
      <text:p text:style-name="P6"/>
      <text:p text:style-name="P1"/>
      <text:p text:style-name="P8"><text:bookmark text:name="__DdeLink__82_25387293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9:49:42.752769985</meta:creation-date>
    <dc:date>2019-09-08T19:02:29.373262532</dc:date>
    <meta:editing-duration>PT1H1M2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8" meta:character-count="156" meta:non-whitespace-character-count="129"/>
  </office:meta>
</office:document-meta>
</file>